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77F00000437202A31E7.png" manifest:media-type="image/png"/>
  <manifest:file-entry manifest:full-path="Pictures/10000000000004B3000002A6A3C767B1.png" manifest:media-type="image/png"/>
  <manifest:file-entry manifest:full-path="Pictures/100000000000036D00000238FAC06CA0.png" manifest:media-type="image/png"/>
  <manifest:file-entry manifest:full-path="Pictures/10000000000004B3000002A473FE17D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396cm" svg:height="11.46cm" svg:x="0.3cm" svg:y="1cm">
          <draw:image xlink:href="Pictures/10000000000004B3000002A473FE17D9.png" xlink:type="simple" xlink:show="embed" xlink:actuate="onLoad">
            <text:p/>
          </draw:image>
        </draw:frame>
        <draw:frame draw:style-name="gr1" draw:text-style-name="P1" draw:layer="layout" svg:width="20.623cm" svg:height="11.622cm" svg:x="0.177cm" svg:y="14.378cm">
          <draw:image xlink:href="Pictures/10000000000004B3000002A6A3C767B1.png" xlink:type="simple" xlink:show="embed" xlink:actuate="onLoad">
            <text:p/>
          </draw:image>
        </draw:frame>
        <draw:custom-shape draw:style-name="gr2" draw:text-style-name="P1" draw:layer="layout" svg:width="10.011cm" svg:height="0.526cm" svg:x="3.198cm" svg:y="4.1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112cm" svg:height="0.532cm" svg:x="3.237cm" svg:y="20.39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94cm" svg:y1="4.688cm" svg:x2="7.9cm" svg:y2="14.7cm">
          <text:p/>
        </draw:line>
      </draw:page>
      <draw:page draw:name="page2" draw:style-name="dp1" draw:master-page-name="Default">
        <draw:frame draw:style-name="gr1" draw:text-style-name="P1" draw:layer="layout" svg:width="19.031cm" svg:height="10.7cm" svg:x="1.006cm" svg:y="1cm">
          <draw:image xlink:href="Pictures/100000000000077F00000437202A31E7.png" xlink:type="simple" xlink:show="embed" xlink:actuate="onLoad">
            <text:p/>
          </draw:image>
        </draw:frame>
        <draw:frame draw:style-name="gr1" draw:text-style-name="P1" draw:layer="layout" svg:width="19cm" svg:height="12.305cm" svg:x="1cm" svg:y="13.761cm">
          <draw:image xlink:href="Pictures/100000000000036D00000238FAC06CA0.png" xlink:type="simple" xlink:show="embed" xlink:actuate="onLoad">
            <text:p/>
          </draw:image>
        </draw:frame>
        <draw:line draw:style-name="gr3" draw:text-style-name="P1" draw:layer="layout" svg:x1="10.6cm" svg:y1="6.6cm" svg:x2="10.6cm" svg:y2="15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9T12:57:07.369000000</meta:creation-date>
    <meta:editing-duration>P0D</meta:editing-duration>
    <meta:editing-cycles>2</meta:editing-cycles>
    <meta:generator>LibreOffice/4.2.5.2$Windows_x86 LibreOffice_project/61cb170a04bb1f12e77c884eab9192be736ec5f5</meta:generator>
    <dc:date>2015-03-19T12:58:53.622000000</dc:date>
    <meta:document-statistic meta:object-count="8"/>
  </office:meta>
</office:document-meta>
</file>